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7"/>
          <table:table-cell office:value-type="float" office:value="1714" calcext:value-type="float">
            <text:p>1714</text:p>
          </table:table-cell>
          <table:table-cell table:number-columns-repeated="4"/>
          <table:table-cell office:value-type="float" office:value="634" calcext:value-type="float">
            <text:p>6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21:11:26.65457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4T21:14:48.597985219</dc:date>
    <dc:creator>Jesus Castagnetto</dc:creator>
    <meta:editing-duration>P7DT14H8M35S</meta:editing-duration>
    <meta:editing-cycles>719</meta:editing-cycles>
    <meta:generator>LibreOffice/7.1.5.2$Linux_X86_64 LibreOffice_project/10$Build-2</meta:generator>
    <meta:document-statistic meta:table-count="1" meta:cell-count="4733" meta:object-count="0"/>
  </office:meta>
</office:document-meta>
</file>